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8848" calcext:value-type="float">
            <text:p>103.5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512" calcext:value-type="float">
            <text:p>101.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808" calcext:value-type="float">
            <text:p>100.9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20576" calcext:value-type="float">
            <text:p>100.6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2144" calcext:value-type="float">
            <text:p>100.2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1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9432" calcext:value-type="float">
            <text:p>99.8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5424" calcext:value-type="float">
            <text:p>99.7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372" calcext:value-type="float">
            <text:p>98.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8776" calcext:value-type="float">
            <text:p>97.6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312" calcext:value-type="float">
            <text:p>97.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6712" calcext:value-type="float">
            <text:p>97.1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408" calcext:value-type="float">
            <text:p>97.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38592" calcext:value-type="float">
            <text:p>96.9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192" calcext:value-type="float">
            <text:p>96.7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924" calcext:value-type="float">
            <text:p>96.7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31512" calcext:value-type="float">
            <text:p>93.6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65168" calcext:value-type="float">
            <text:p>93.1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4232" calcext:value-type="float">
            <text:p>92.5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9392" calcext:value-type="float">
            <text:p>91.9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5456" calcext:value-type="float">
            <text:p>90.1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7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7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202</text:p>
          </table:table-cell>
          <table:table-cell office:value-type="string" calcext:value-type="string">
            <text:p>TWDB:1004202</text:p>
          </table:table-cell>
          <table:table-cell office:value-type="string" calcext:value-type="string">
            <text:p>197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